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90d" officeooo:paragraph-rsid="0000d90d"/>
    </style:style>
    <style:style style:name="P2" style:family="paragraph" style:parent-style-name="Standard">
      <style:paragraph-properties fo:line-height="115%"/>
      <style:text-properties officeooo:rsid="0000d90d" officeooo:paragraph-rsid="0000d90d"/>
    </style:style>
    <style:style style:name="P3" style:family="paragraph" style:parent-style-name="Standard">
      <style:paragraph-properties fo:line-height="115%"/>
      <style:text-properties officeooo:rsid="0000d90d" officeooo:paragraph-rsid="00087b17"/>
    </style:style>
    <style:style style:name="P4" style:family="paragraph" style:parent-style-name="Standard">
      <style:text-properties officeooo:paragraph-rsid="0000d90d"/>
    </style:style>
    <style:style style:name="P5" style:family="paragraph" style:parent-style-name="Standard">
      <style:text-properties fo:font-style="normal" officeooo:rsid="000f218b" officeooo:paragraph-rsid="000f218b" style:font-style-asian="normal" style:font-style-complex="normal"/>
    </style:style>
    <style:style style:name="P6" style:family="paragraph" style:parent-style-name="Standard">
      <style:paragraph-properties fo:line-height="115%"/>
      <style:text-properties officeooo:rsid="0009e3c0" officeooo:paragraph-rsid="0000d90d"/>
    </style:style>
    <style:style style:name="P7" style:family="paragraph" style:parent-style-name="Standard" style:list-style-name="L1">
      <style:paragraph-properties fo:line-height="115%"/>
      <style:text-properties officeooo:rsid="0000d90d" officeooo:paragraph-rsid="00087b17"/>
    </style:style>
    <style:style style:name="P8" style:family="paragraph" style:parent-style-name="Standard" style:list-style-name="L2">
      <style:paragraph-properties fo:line-height="115%"/>
      <style:text-properties officeooo:rsid="0000d90d" officeooo:paragraph-rsid="000e38d1"/>
    </style:style>
    <style:style style:name="P9" style:family="paragraph" style:parent-style-name="Standard" style:list-style-name="L2">
      <style:paragraph-properties fo:line-height="115%"/>
      <style:text-properties officeooo:paragraph-rsid="000b56f1"/>
    </style:style>
    <style:style style:name="P10" style:family="paragraph" style:parent-style-name="Standard" style:list-style-name="L2">
      <style:paragraph-properties fo:line-height="115%"/>
      <style:text-properties officeooo:paragraph-rsid="00147f39"/>
    </style:style>
    <style:style style:name="P11" style:family="paragraph" style:parent-style-name="Standard" style:list-style-name="L2">
      <style:paragraph-properties fo:line-height="115%"/>
      <style:text-properties officeooo:paragraph-rsid="001af90a"/>
    </style:style>
    <style:style style:name="P12" style:family="paragraph" style:parent-style-name="Standard" style:list-style-name="L2">
      <style:paragraph-properties fo:line-height="115%"/>
      <style:text-properties officeooo:paragraph-rsid="001dfb79"/>
    </style:style>
    <style:style style:name="P13" style:family="paragraph" style:parent-style-name="Standard" style:list-style-name="L2">
      <style:paragraph-properties fo:line-height="115%"/>
      <style:text-properties officeooo:paragraph-rsid="001e99c1"/>
    </style:style>
    <style:style style:name="P14" style:family="paragraph" style:parent-style-name="Standard" style:list-style-name="L3">
      <style:paragraph-properties fo:line-height="115%"/>
      <style:text-properties officeooo:paragraph-rsid="001af90a"/>
    </style:style>
    <style:style style:name="P15" style:family="paragraph" style:parent-style-name="Standard" style:list-style-name="L3">
      <style:paragraph-properties fo:line-height="115%"/>
      <style:text-properties fo:font-style="normal" officeooo:rsid="000f218b" officeooo:paragraph-rsid="001af90a" style:font-style-asian="normal" style:font-style-complex="normal"/>
    </style:style>
    <style:style style:name="P16" style:family="paragraph" style:parent-style-name="Standard" style:list-style-name="L2">
      <style:paragraph-properties fo:line-height="115%"/>
      <style:text-properties fo:font-style="normal" officeooo:rsid="000f218b" officeooo:paragraph-rsid="000f218b" style:font-style-asian="normal" style:font-style-complex="normal"/>
    </style:style>
    <style:style style:name="P17" style:family="paragraph" style:parent-style-name="Standard" style:list-style-name="L3">
      <style:paragraph-properties fo:line-height="115%"/>
      <style:text-properties fo:font-style="normal" officeooo:rsid="0016972b" officeooo:paragraph-rsid="001af90a" style:font-style-asian="normal" style:font-style-complex="normal"/>
    </style:style>
    <style:style style:name="P18" style:family="paragraph" style:parent-style-name="Standard">
      <style:paragraph-properties fo:line-height="115%"/>
      <style:text-properties fo:font-style="normal" officeooo:rsid="0016972b" officeooo:paragraph-rsid="001af90a" style:font-style-asian="normal" style:font-style-complex="normal"/>
    </style:style>
    <style:style style:name="P19" style:family="paragraph" style:parent-style-name="Standard" style:list-style-name="L2">
      <style:paragraph-properties fo:line-height="115%"/>
      <style:text-properties fo:font-style="normal" officeooo:rsid="0004c253" officeooo:paragraph-rsid="000f218b" style:font-style-asian="normal" style:font-style-complex="normal"/>
    </style:style>
    <style:style style:name="P20" style:family="paragraph" style:parent-style-name="Standard" style:list-style-name="L2">
      <style:paragraph-properties fo:margin-top="0cm" fo:margin-bottom="0.3cm" loext:contextual-spacing="false" fo:line-height="115%"/>
      <style:text-properties fo:font-weight="bold" officeooo:rsid="0000d90d" officeooo:paragraph-rsid="0000d90d" style:font-weight-asian="bold" style:font-weight-complex="bold"/>
    </style:style>
    <style:style style:name="P21" style:family="paragraph" style:parent-style-name="Standard" style:list-style-name="L2">
      <style:paragraph-properties fo:margin-top="0cm" fo:margin-bottom="0.3cm" loext:contextual-spacing="false" fo:line-height="115%"/>
      <style:text-properties fo:font-weight="bold" officeooo:paragraph-rsid="0004c253" style:font-weight-asian="bold" style:font-weight-complex="bold"/>
    </style:style>
    <style:style style:name="T1" style:family="text">
      <style:text-properties fo:font-style="normal" officeooo:rsid="0001539b" style:font-style-asian="normal" style:font-style-complex="normal"/>
    </style:style>
    <style:style style:name="T2" style:family="text">
      <style:text-properties fo:font-style="normal" officeooo:rsid="0004c253" style:font-style-asian="normal" style:font-style-complex="normal"/>
    </style:style>
    <style:style style:name="T3" style:family="text">
      <style:text-properties fo:font-style="normal" officeooo:rsid="00038b85" style:font-style-asian="normal" style:font-style-complex="normal"/>
    </style:style>
    <style:style style:name="T4" style:family="text">
      <style:text-properties fo:font-style="normal" officeooo:rsid="0009e3c0" style:font-style-asian="normal" style:font-style-complex="normal"/>
    </style:style>
    <style:style style:name="T5" style:family="text">
      <style:text-properties fo:font-style="normal" officeooo:rsid="000b56f1" style:font-style-asian="normal" style:font-style-complex="normal"/>
    </style:style>
    <style:style style:name="T6" style:family="text">
      <style:text-properties fo:font-style="normal" officeooo:rsid="000d5246" style:font-style-asian="normal" style:font-style-complex="normal"/>
    </style:style>
    <style:style style:name="T7" style:family="text">
      <style:text-properties fo:font-style="normal" officeooo:rsid="000dfcf8" style:font-style-asian="normal" style:font-style-complex="normal"/>
    </style:style>
    <style:style style:name="T8" style:family="text">
      <style:text-properties fo:font-style="normal" officeooo:rsid="000f218b" style:font-style-asian="normal" style:font-style-complex="normal"/>
    </style:style>
    <style:style style:name="T9" style:family="text">
      <style:text-properties fo:font-style="normal" officeooo:rsid="00129bd0" style:font-style-asian="normal" style:font-style-complex="normal"/>
    </style:style>
    <style:style style:name="T10" style:family="text">
      <style:text-properties fo:font-style="normal" officeooo:rsid="0016972b" style:font-style-asian="normal" style:font-style-complex="normal"/>
    </style:style>
    <style:style style:name="T11" style:family="text">
      <style:text-properties fo:font-style="normal" officeooo:rsid="001b7397" style:font-style-asian="normal" style:font-style-complex="normal"/>
    </style:style>
    <style:style style:name="T12" style:family="text">
      <style:text-properties fo:font-style="normal" officeooo:rsid="001c53c2" style:font-style-asian="normal" style:font-style-complex="normal"/>
    </style:style>
    <style:style style:name="T13" style:family="text">
      <style:text-properties fo:font-style="normal" officeooo:rsid="001d0ea2" style:font-style-asian="normal" style:font-style-complex="normal"/>
    </style:style>
    <style:style style:name="T14" style:family="text">
      <style:text-properties officeooo:rsid="0006b1d5"/>
    </style:style>
    <style:style style:name="T15" style:family="text">
      <style:text-properties officeooo:rsid="0001539b"/>
    </style:style>
    <style:style style:name="T16" style:family="text">
      <style:text-properties officeooo:rsid="000d5246"/>
    </style:style>
    <style:style style:name="T17" style:family="text">
      <style:text-properties officeooo:rsid="000f218b"/>
    </style:style>
    <style:style style:name="T18" style:family="text">
      <style:text-properties fo:color="#3465a4" fo:font-style="normal" officeooo:rsid="000b56f1" style:font-style-asian="normal" style:font-style-complex="normal"/>
    </style:style>
    <style:style style:name="T19" style:family="text">
      <style:text-properties fo:color="#3465a4" fo:font-style="normal" officeooo:rsid="000d5246" style:font-style-asian="normal" style:font-style-complex="normal"/>
    </style:style>
    <style:style style:name="T20" style:family="text">
      <style:text-properties fo:color="#3465a4" fo:font-style="normal" officeooo:rsid="000f218b" style:font-style-asian="normal" style:font-style-complex="normal"/>
    </style:style>
    <style:style style:name="T21" style:family="text">
      <style:text-properties fo:color="#3465a4" fo:font-style="normal" officeooo:rsid="001c53c2" style:font-style-asian="normal" style:font-style-complex="normal"/>
    </style:style>
    <style:style style:name="T22" style:family="text">
      <style:text-properties fo:color="#3465a4" fo:font-style="normal" officeooo:rsid="0015af7e" style:font-style-asian="normal" style:font-style-complex="normal"/>
    </style:style>
    <style:style style:name="T23" style:family="text">
      <style:text-properties fo:color="#3465a4" fo:font-style="normal" officeooo:rsid="001dfb79" style:font-style-asian="normal" style:font-style-complex="normal"/>
    </style:style>
    <style:style style:name="T24" style:family="text">
      <style:text-properties fo:color="#3465a4" fo:font-style="normal" officeooo:rsid="001e99c1" style:font-style-asian="normal" style:font-style-complex="normal"/>
    </style:style>
    <style:style style:name="T25" style:family="text">
      <style:text-properties fo:color="#000000" fo:font-style="normal" officeooo:rsid="00147f39" style:font-style-asian="normal" style:font-style-complex="normal"/>
    </style:style>
    <style:style style:name="T26" style:family="text">
      <style:text-properties fo:color="#000000" fo:font-style="normal" officeooo:rsid="0015af7e" style:font-style-asian="normal" style:font-style-complex="normal"/>
    </style:style>
    <style:style style:name="T27" style:family="text">
      <style:text-properties fo:color="#000000" fo:font-style="normal" officeooo:rsid="001c53c2" style:font-style-asian="normal" style:font-style-complex="normal"/>
    </style:style>
    <style:style style:name="T28" style:family="text">
      <style:text-properties fo:color="#000000" fo:font-style="normal" officeooo:rsid="001dfb79" style:font-style-asian="normal" style:font-style-complex="normal"/>
    </style:style>
    <style:style style:name="T29" style:family="text">
      <style:text-properties fo:color="#000000" fo:font-style="normal" officeooo:rsid="000d5246" style:font-style-asian="normal" style:font-style-complex="normal"/>
    </style:style>
    <style:style style:name="T30" style:family="text">
      <style:text-properties fo:color="#000000" fo:font-style="normal" officeooo:rsid="001e99c1" style:font-style-asian="normal" style:font-style-complex="normal"/>
    </style:style>
    <style:style style:name="T31" style:family="text">
      <style:text-properties fo:color="#2a6099" fo:font-style="normal" officeooo:rsid="0015af7e" style:font-style-asian="normal" style:font-style-complex="normal"/>
    </style:style>
    <style:style style:name="T32" style:family="text">
      <style:text-properties officeooo:rsid="001e99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1.60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cm" fo:text-indent="-0.635cm" fo:margin-left="0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document describes the necessary steps to setup, prepare and run the Eros model and visualize its outputs from within Matlab.</text:p>
      <text:p text:style-name="P2"/>
      <text:p text:style-name="P3">Test platform<text:span text:style-name="T14">s</text:span>: </text:p>
      <text:list xml:id="list3094956995" text:style-name="L1">
        <text:list-item>
          <text:p text:style-name="P7">Win 10 64-bit, AMD Ryzen 7 2700X Eight-Core Processor 3.70 GHz, Matlab R2017a</text:p>
        </text:list-item>
        <text:list-item>
          <text:p text:style-name="P7">Win 10 64-bit, Intel Core i7-3770 Quad-Core Processor 3.70GHz, Matlab 2018b</text:p>
        </text:list-item>
      </text:list>
      <text:p text:style-name="P6"/>
      <text:list xml:id="list1308130014" text:style-name="L2">
        <text:list-item>
          <text:p text:style-name="P20">Set up Eros <text:span text:style-name="T16">and run example experiment</text:span></text:p>
          <text:list>
            <text:list-item>
              <text:p text:style-name="P8">Download program and extract files </text:p>
            </text:list-item>
            <text:list-item>
              <text:p text:style-name="P9"><text:span text:style-name="T15">Add files in the mfiles-folder to the Matlab path</text:span><text:span text:style-name="T1"> </text:span></text:p>
            </text:list-item>
            <text:list-item>
              <text:p text:style-name="P9"><text:span text:style-name="T5">Open </text:span><text:span text:style-name="T18">eros_template.m</text:span><text:span text:style-name="T5">, scroll to line ~</text:span><text:span text:style-name="T11">53</text:span><text:span text:style-name="T5"> and change directory to where the bin-folder resides</text:span></text:p>
            </text:list-item>
            <text:list-item>
              <text:p text:style-name="P9"><text:span text:style-name="T5">Cd to ProjectFolder and run </text:span><text:span text:style-name="T18">eros_template.m</text:span><text:span text:style-name="T5">. This executes the example experiment of a flat, inclined slope </text:span><text:span text:style-name="T3">(~5 minutes c</text:span><text:span text:style-name="T2">omputation</text:span><text:span text:style-name="T3"> time </text:span><text:span text:style-name="T4">on Ryzen 7, ~10 min on i7</text:span><text:span text:style-name="T3">)</text:span></text:p>
            </text:list-item>
            <text:list-item>
              <text:p text:style-name="P9"><text:span text:style-name="T3">C</text:span><text:span text:style-name="T9">hange directory</text:span><text:span text:style-name="T5"> to the folder where the results were written </text:span><text:span text:style-name="T6">to</text:span><text:span text:style-name="T5"> <text:line-break/> [</text:span><text:span text:style-name="T7">e.g. </text:span><text:span text:style-name="T5">Results\inflow(10).initial_sediment_stock(0.1).sediment_threshold(4)</text:span><text:span text:style-name="T6">]</text:span></text:p>
            </text:list-item>
            <text:list-item>
              <text:p text:style-name="P12"><text:span text:style-name="T6">Use </text:span><text:span text:style-name="T19">e</text:span><text:span text:style-name="T21">rosinfo</text:span><text:span text:style-name="T19">.m</text:span><text:span text:style-name="T6"> to s</text:span><text:span text:style-name="T12">how some </text:span><text:span text:style-name="T13">variables written during model execution</text:span><text:span text:style-name="T6">, e.g.:<text:line-break/><text:line-break/></text:span><text:span text:style-name="T19">d</text:span><text:span text:style-name="T22">o</text:span><text:span text:style-name="T21">c erosinfo</text:span><text:span text:style-name="T27"> shows a list of variable options</text:span><text:span text:style-name="T6"><text:line-break/> </text:span><text:span text:style-name="T19">B = e</text:span><text:span text:style-name="T21">rosinfo</text:span><text:span text:style-name="T19">(‘t</text:span><text:span text:style-name="T21">opo</text:span><text:span text:style-name="T19">’);<text:tab/></text:span><text:span text:style-name="T25">plots the a</text:span><text:span text:style-name="T27">verage elevation</text:span><text:span text:style-name="T25"> as a function of time</text:span><text:span text:style-name="T6"><text:line-break/> </text:span><text:span text:style-name="T19">B = e</text:span><text:span text:style-name="T21">rosinfo</text:span><text:span text:style-name="T19">(‘a</text:span><text:span text:style-name="T21">ll</text:span><text:span text:style-name="T19">’); <text:s/></text:span><text:span text:style-name="T26">s</text:span><text:span text:style-name="T27">hows all relevant data in a 3-by-3 subplot.<text:line-break/></text:span></text:p>
            </text:list-item>
            <text:list-item>
              <text:p text:style-name="P13"><text:span text:style-name="T6"><text:s/></text:span><text:span text:style-name="T29">W</text:span><text:span text:style-name="T28">ith</text:span><text:span text:style-name="T23"> erosanimation.m </text:span><text:span text:style-name="T28">you may:<text:line-break/></text:span><text:span text:style-name="T23">B = erosanimation(‘water’);</text:span><text:span text:style-name="T28"> show a 2d-animation of water flow and store the frames in B,<text:line-break/></text:span><text:span text:style-name="T23">B = erosanimation('sediment','mode','average'); </text:span><text:span text:style-name="T28">show mean sediment thickness evolution,<text:line-break/></text:span><text:span text:style-name="T23">B = erosanimation(‘topo’,’mode’,’movie3’);</text:span><text:span text:style-name="T28"> </text:span><text:span text:style-name="T30">show a 3d-animation of topographic evolution.<text:line-break/></text:span></text:p>
            </text:list-item>
            <text:list-item>
              <text:p text:style-name="P13"><text:span text:style-name="T30">The function frames2gif.m:<text:line-break/></text:span><text:span text:style-name="T24">frames2gif(B,’filename.gif’,0.1);</text:span><text:span text:style-name="T30"> saves an animated gif from frames in B created with erosanimation with a delay between frames of 0.1 seconds.</text:span><text:span text:style-name="T19"><text:line-break/></text:span></text:p>
            </text:list-item>
            <text:list-item>
              <text:p text:style-name="P10"><text:span text:style-name="T26">To access an individual output file:<text:line-break/><text:line-break/></text:span><text:span text:style-name="T31">F = grd2GRIDobj(filename_with_extension);</text:span><text:span text:style-name="T6"><text:line-break/></text:span></text:p>
            </text:list-item>
          </text:list>
        </text:list-item>
        <text:list-item>
          <text:p text:style-name="P21"><text:span text:style-name="T2">Prepare inputs f</text:span><text:span text:style-name="T6">or real topography </text:span><text:span text:style-name="T8">and run model</text:span><text:span text:style-name="T6">. </text:span><text:span text:style-name="T8">In </text:span><text:span text:style-name="T20">eros_template.m</text:span><text:span text:style-name="T8"> you may:</text:span></text:p>
          <text:list>
            <text:list-item>
              <text:p text:style-name="P11"><text:span text:style-name="T2">s</text:span><text:span text:style-name="T8">pecify the</text:span><text:span text:style-name="T2"> </text:span></text:p>
            </text:list-item>
          </text:list>
        </text:list-item>
      </text:list>
      <text:list xml:id="list3319680453" text:style-name="L3">
        <text:list-item>
          <text:list>
            <text:list-item>
              <text:list>
                <text:list-item>
                  <text:p text:style-name="P14"><text:span text:style-name="T2">topographic base (.</text:span><text:span text:style-name="T8">alt</text:span><text:span text:style-name="T2">), </text:span></text:p>
                </text:list-item>
                <text:list-item>
                  <text:p text:style-name="P15">the source/sink raster (.rain), </text:p>
                </text:list-item>
                <text:list-item>
                  <text:p text:style-name="P14"><text:span text:style-name="T8">the sediment thickness distribution (.sed),</text:span><text:span text:style-name="T2"> </text:span></text:p>
                </text:list-item>
                <text:list-item>
                  <text:p text:style-name="P14"><text:span text:style-name="T2">the water discharge on the topography </text:span><text:span text:style-name="T10">(.hum), </text:span></text:p>
                </text:list-item>
                <text:list-item>
                  <text:p text:style-name="P17"><text:soft-page-break/>the water level on the topography (.water), </text:p>
                </text:list-item>
                <text:list-item>
                  <text:p text:style-name="P17">a map of spatially variable erodability (.erode) </text:p>
                </text:list-item>
                <text:list-item>
                  <text:p text:style-name="P17">and a map of spatially variable manning coefficient (.manning). </text:p>
                </text:list-item>
              </text:list>
            </text:list-item>
          </text:list>
        </text:list-item>
      </text:list>
      <text:p text:style-name="P18"><text:tab/>Note: Only the first two inputs are required. The others are optional. </text:p>
      <text:list xml:id="list102450466511026" text:continue-list="list1308130014" text:style-name="L2">
        <text:list-item>
          <text:list>
            <text:list-item>
              <text:p text:style-name="P19">c<text:span text:style-name="T17">hange model parameters, output directory/name and the variables to write, </text:span></text:p>
            </text:list-item>
            <text:list-item>
              <text:p text:style-name="P19">w<text:span text:style-name="T17">rite argument files for Eros.exe and</text:span></text:p>
            </text:list-item>
            <text:list-item>
              <text:p text:style-name="P16">start execution of Eros from within Matlab.</text:p>
            </text:list-item>
          </text:list>
        </text:list-item>
      </text:list>
      <text:p text:style-name="P5"/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6-05T10:24:48.688000000</dc:date>
    <meta:editing-duration>PT7H7M3S</meta:editing-duration>
    <meta:editing-cycles>10</meta:editing-cycles>
    <meta:document-statistic meta:table-count="0" meta:image-count="0" meta:object-count="0" meta:page-count="2" meta:paragraph-count="27" meta:word-count="347" meta:character-count="2331" meta:non-whitespace-character-count="1979"/>
  </office:meta>
</office:document-meta>
</file>